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21602a" officeooo:paragraph-rsid="0021602a" style:font-weight-asian="bold" style:font-weight-complex="bold"/>
    </style:style>
    <style:style style:name="P3" style:family="paragraph" style:parent-style-name="Standard" style:list-style-name="L1"/>
    <style:style style:name="T1" style:family="text">
      <style:text-properties officeooo:rsid="001591f1"/>
    </style:style>
    <style:style style:name="T2" style:family="text">
      <style:text-properties fo:font-weight="bold" style:font-weight-asian="bold" style:font-weight-complex="bold"/>
    </style:style>
    <style:style style:name="T3" style:family="text">
      <style:text-properties officeooo:rsid="001dee4c"/>
    </style:style>
    <style:style style:name="T4" style:family="text">
      <style:text-properties officeooo:rsid="0021602a"/>
    </style:style>
    <style:style style:name="T5" style:family="text">
      <style:text-properties officeooo:rsid="0021b6f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 1 part a: Sort the binary search tree</text:p>
      <text:p text:style-name="Standard"/>
      <text:p text:style-name="Standard">Inputs: </text:p>
      <text:p text:style-name="Standard"><text:s text:c="4"/>node: input node object</text:p>
      <text:p text:style-name="Standard"><text:s text:c="4"/>node.key: value of node</text:p>
      <text:p text:style-name="Standard"/>
      <text:p text:style-name="Standard">traverse_in_order(Node node):</text:p>
      <text:p text:style-name="Standard"><text:s text:c="4"/>if node!=null:</text:p>
      <text:p text:style-name="Standard"><text:s text:c="8"/>traverse_in_order(node.left)</text:p>
      <text:p text:style-name="Standard"><text:s text:c="8"/>print(node.key)</text:p>
      <text:p text:style-name="Standard"><text:s text:c="8"/>traverse_in_order(node.right)</text:p>
      <text:p text:style-name="Standard"><text:s text:c="4"/>end</text:p>
      <text:p text:style-name="Standard"/>
      <text:p text:style-name="P1">#Running time of the algorithm</text:p>
      <text:p text:style-name="Standard"/>
      <text:p text:style-name="Standard">As the size of the tree elements is n, it takes steps equal to the tree size to read and print all the nodes,</text:p>
      <text:p text:style-name="Standard">so it takes n steps. Thus, the time complexity of traversing and printing BST in order will be O(n)</text:p>
      <text:p text:style-name="Standard"/>
      <text:p text:style-name="Standard"/>
      <text:p text:style-name="P1">#Question 1 part b: construct BST</text:p>
      <text:p text:style-name="Standard"/>
      <text:p text:style-name="Standard">class make_root_Node: </text:p>
      <text:p text:style-name="Standard"><text:s text:c="4"/>def __init__(self, key): </text:p>
      <text:p text:style-name="Standard"><text:s text:c="8"/>self.left = None</text:p>
      <text:p text:style-name="Standard"><text:s text:c="8"/>self.right = None</text:p>
      <text:p text:style-name="Standard"><text:s text:c="8"/>self.val = key </text:p>
      <text:p text:style-name="Standard"><text:s text:c="2"/></text:p>
      <text:p text:style-name="Standard">def insert_node(root, key): </text:p>
      <text:p text:style-name="Standard"><text:s text:c="4"/>if root is None: </text:p>
      <text:p text:style-name="Standard"><text:s text:c="8"/>return Node(key) </text:p>
      <text:p text:style-name="Standard"><text:s text:c="4"/>else: </text:p>
      <text:p text:style-name="Standard"><text:s text:c="8"/>if root.val == key: </text:p>
      <text:p text:style-name="Standard"><text:s text:c="12"/>return root </text:p>
      <text:p text:style-name="Standard"><text:s text:c="8"/>elif root.val &lt; key: </text:p>
      <text:p text:style-name="Standard"><text:s text:c="12"/>root.right = insert(root.right, key) </text:p>
      <text:p text:style-name="Standard"><text:s text:c="8"/>else: </text:p>
      <text:p text:style-name="Standard"><text:s text:c="12"/>root.left = insert(root.left, key) </text:p>
      <text:p text:style-name="Standard"><text:s text:c="4"/>return root </text:p>
      <text:p text:style-name="Standard"><text:s text:c="2"/></text:p>
      <text:p text:style-name="Standard"/>
      <text:p text:style-name="Standard">r = make_root_Node(108)</text:p>
      <text:p text:style-name="Standard">node_list=[90,40,101,121,114,134]</text:p>
      <text:p text:style-name="Standard">for node in node_list:</text:p>
      <text:p text:style-name="Standard"><text:s text:c="4"/>r = insert_node(r, node)</text:p>
      <text:p text:style-name="Standard"/>
      <text:p text:style-name="Standard">print(r)</text:p>
      <text:p text:style-name="Standard"># <text:s text:c="6"/>108 </text:p>
      <text:p text:style-name="Standard"># <text:s text:c="3"/>/ <text:s text:c="8"/>\ </text:p>
      <text:p text:style-name="Standard"># <text:s text:c="2"/>90 <text:s text:c="7"/>121 </text:p>
      <text:p text:style-name="Standard"># <text:s/>/ \ <text:s text:c="10"/>/ <text:s/>\ </text:p>
      <text:p text:style-name="Standard"># 40 101 114 134 </text:p>
      <text:p text:style-name="P1"><text:soft-page-break/>#Question 2</text:p>
      <text:p text:style-name="P1">#part a: </text:p>
      <text:p text:style-name="Standard"><text:s/>d = [1,7,49,343,2401,16807] #for example</text:p>
      <text:p text:style-name="Standard"><text:s/>This is the case where the difference between the consecutive denomination is exponential, Greedy algorithm works same as dynamic approach when the difference between consecutive denominations is large. When the difference between consecutive denomination is small the number of nearly optimal or optimal solution increases as compared to the case where there is larger difference between consecutive denominaton because in former case there are many global optimal solution which greedy algorithm does not catch. I have tested it with even,odd and prime numbers with around 5000 test cases and greedy gave same results as dynamic approach or optimal solution.</text:p>
      <text:p text:style-name="Standard"/>
      <text:p text:style-name="P1">#part b</text:p>
      <text:p text:style-name="Standard"><text:s/>d=[1,7,13,19,61]</text:p>
      <text:p text:style-name="Standard"><text:s/>This is the case where every denomination is a prime number (except 1) and has some considerable distance from previous number. As we know that prime number has no factor other than itself and 1, there is the existance of uniqueness and large difference between consecutive denominations which makes a good environment for greedy algorithm to get optimal results. Every prime number in ordered list is like a covering area for following prime numbers forexample if you want to make 68 using aforementioned denominations, greedy use 61 that covers previous prime numbers 19 and 13 and a denomination of 7. If you try to make 68 with 19 or 13 it will take more number of coins. So there is a feature in prime numbers that it covers the previous numbers in optimal way. These are the two reasons which help to create the environment which is suitable for greedy algorithm to get </text:p>
      <text:p text:style-name="Standard">optimal results. Another reason which help greedy algorithm is the zero factor of prime numbers which create less chance of divisibility by other prime numbers and you get optimal results easily.</text:p>
      <text:p text:style-name="Standard">Further I have tested it on 100000 test cases and it gave same results as dynamic approach.</text:p>
      <text:p text:style-name="Standard"/>
      <text:p text:style-name="P1">#part c</text:p>
      <text:p text:style-name="Standard"><text:s/>d=[1,7,14,20,61]</text:p>
      <text:p text:style-name="Standard"><text:s/>This is the case where you have involved even numbers. As even number has very high chances of divisibility.<text:span text:style-name="T1">T</text:span>wo even make an even, multiply an even odd makes even etc These scanerios makes high number of optimal solutions. Unfortunately, greedy only detect locally optimal solutions and cannot detect global optimal solutions that's why in this case greedy cannot get optimal solution everytime. Forexample if we want to make 67, greedy algo will make 67 from 61 and 6 coins of 1, while the optimal solution is 3 coins of 20 and a coin of 7.</text:p>
      <text:p text:style-name="Standard"/>
      <text:p text:style-name="P1">#Question 3</text:p>
      <text:p text:style-name="P1">#part a</text:p>
      <text:p text:style-name="Standard">total elements=5</text:p>
      <text:p text:style-name="Standard">total number of possible outcomes=5!=&gt;120</text:p>
      <text:p text:style-name="Standard">For comparison you need two values at a time, so 2^x&gt;=120</text:p>
      <text:p text:style-name="Standard">Resolving above equation x should be atleast 7 (2^7=128 and 2^6=64)</text:p>
      <text:p text:style-name="Standard">Therefore, a binary comparison for the sorting procedure will have at least 7 levels.</text:p>
      <text:p text:style-name="Standard"/>
      <text:p text:style-name="P1">#part b</text:p>
      <text:p text:style-name="Standard"><text:span text:style-name="T2">#algorithm for maximum 7 comparison to sort 5 elements</text:span></text:p>
      <text:list xml:id="list1357895216" text:style-name="L1">
        <text:list-item>
          <text:p text:style-name="P3"><text:span text:style-name="T3">C</text:span>ompare first two pairs and swap (2 comparison)</text:p>
        </text:list-item>
        <text:list-item>
          <text:p text:style-name="P3"><text:span text:style-name="T3">C</text:span>ompare larger elements of first two swaps (1 comparison) and make new array which includes current winner,current loser and other element of loser pair. Now we have 3 sorted elements.</text:p>
        </text:list-item>
        <text:list-item>
          <text:p text:style-name="P3"><text:span text:style-name="T3">I</text:span>nsert last element in 3 sorted elements by binary search (2 comparison)</text:p>
        </text:list-item>
        <text:list-item>
          <text:p text:style-name="P3"><text:span text:style-name="T3">I</text:span>nsert other element of winner pair in step 2 before its pair element by binary search. (2 comparison)</text:p>
        </text:list-item>
      </text:list>
      <text:p text:style-name="Standard"><text:soft-page-break/></text:p>
      <text:p text:style-name="P1">#Example</text:p>
      <text:p text:style-name="Standard">arr=[5,4,3,2,1] #a1,a2,a3,a4,a5</text:p>
      <text:p text:style-name="Standard"/>
      <text:p text:style-name="Standard">1. [4,5,2,3] (max 2 comparisons) #a1&gt;a2 and a3&gt;a4</text:p>
      <text:p text:style-name="Standard">2. [5,3,2] (max 1 comparison) #a1&gt;a3</text:p>
      <text:p text:style-name="Standard">3. [5,3,2,1] (max 2 comparison) #binary search insertion</text:p>
      <text:p text:style-name="Standard">4. [5,4,3,2,1] (max 2 comparison) #binary search insertion in last 3 elements as we know a2&lt;a1 (from step 1)</text:p>
      <text:p text:style-name="Standard"/>
      <text:p text:style-name="Standard">so array can be sorted with maximum of 7 comparisons using this algorithm.</text:p>
      <text:p text:style-name="Standard"/>
      <text:p text:style-name="P1">#Question 4</text:p>
      <text:p text:style-name="P1">#part a</text:p>
      <text:p text:style-name="Standard">W= [0.36,0.45,0.91,0.62,0.53,0.05,0.82,0.35]</text:p>
      <text:p text:style-name="Standard"/>
      <text:p text:style-name="Standard">Solution=&gt; Total of 5 boxes: (0.36,0.62) (0.45,0.53) (0.91,0.05) (0.82) (0.35)</text:p>
      <text:p text:style-name="Standard"/>
      <text:p text:style-name="P1">#part b</text:p>
      <text:p text:style-name="Standard">W= [0.36,0.45,0.91,0.62,0.53,0.05,0.82,0.35]</text:p>
      <text:p text:style-name="Standard"/>
      <text:p text:style-name="P2">Algorithm:</text:p>
      <text:p text:style-name="Standard">make_min_boxes(W):</text:p>
      <text:p text:style-name="Standard"><text:s text:c="4"/>boxes=[]</text:p>
      <text:p text:style-name="Standard"><text:s text:c="4"/>X=find difference of every ball weight from 1 #capacity with respect to every ball</text:p>
      <text:p text:style-name="Standard"><text:s text:c="4"/>box_number=0</text:p>
      <text:p text:style-name="Standard"><text:s text:c="4"/>for ball in W:</text:p>
      <text:p text:style-name="Standard"><text:s text:c="8"/>boxes[box_number].append(ball)</text:p>
      <text:p text:style-name="Standard"><text:s text:c="8"/>ball_capacity=X[ball]</text:p>
      <text:p text:style-name="Standard"><text:s text:c="8"/>for ball_2 in remaining_W:</text:p>
      <text:p text:style-name="Standard"><text:s text:c="12"/>if ball_2&lt;=X[ball]</text:p>
      <text:p text:style-name="Standard"><text:s text:c="16"/>boxes[box_number].append(ball_2)</text:p>
      <text:p text:style-name="Standard"><text:s text:c="16"/>W.remove(ball_2)</text:p>
      <text:p text:style-name="Standard"><text:s text:c="16"/>ball_capacity=ball_capacity-ball_2</text:p>
      <text:p text:style-name="Standard"><text:s text:c="8"/>box_number+=1</text:p>
      <text:p text:style-name="Standard"><text:s text:c="8"/></text:p>
      <text:p text:style-name="P1">##############<text:span text:style-name="T4">#############</text:span> code ##############################</text:p>
      <text:p text:style-name="Standard">def make_min_boxes(W):</text:p>
      <text:p text:style-name="Standard"><text:s text:c="4"/>boxes=[]</text:p>
      <text:p text:style-name="Standard"><text:s text:c="4"/>X=[abs(round(x-1,2)) for x in W]</text:p>
      <text:p text:style-name="Standard"><text:s text:c="4"/>box_number=0</text:p>
      <text:p text:style-name="Standard"><text:s text:c="4"/>ins_box_cap=0</text:p>
      <text:p text:style-name="Standard"><text:s text:c="4"/>while(len(W)&gt;1):</text:p>
      <text:p text:style-name="Standard"><text:s text:c="8"/>for ball in W:</text:p>
      <text:p text:style-name="Standard"><text:s text:c="12"/>boxes.append([])</text:p>
      <text:p text:style-name="Standard"><text:s text:c="12"/>boxes[box_number].append(ball)</text:p>
      <text:p text:style-name="Standard"><text:s text:c="12"/>ball_index=W.index(ball)</text:p>
      <text:p text:style-name="Standard"><text:s text:c="12"/>ins_box_cap=X[ball_index]</text:p>
      <text:p text:style-name="Standard"><text:s text:c="12"/>W.remove(ball)</text:p>
      <text:p text:style-name="Standard"><text:s text:c="12"/>X.remove(X[ball_index])</text:p>
      <text:p text:style-name="Standard"><text:s text:c="12"/>for ball_2 in W:</text:p>
      <text:p text:style-name="Standard"><text:s text:c="16"/>if ball_2&lt;=ins_box_cap:</text:p>
      <text:p text:style-name="Standard"><text:soft-page-break/><text:s text:c="20"/>boxes[box_number].append(ball_2)</text:p>
      <text:p text:style-name="Standard"><text:s text:c="20"/>X.remove(X[W.index(ball_2)])</text:p>
      <text:p text:style-name="Standard"><text:s text:c="20"/>W.remove(ball_2)</text:p>
      <text:p text:style-name="Standard"><text:s text:c="20"/>ins_box_cap=ins_box_cap-ball_2</text:p>
      <text:p text:style-name="Standard"><text:s text:c="12"/>box_number+=1</text:p>
      <text:p text:style-name="Standard"><text:s text:c="4"/>other_boxes=[[rem] for rem in W]</text:p>
      <text:p text:style-name="Standard"><text:s text:c="4"/></text:p>
      <text:p text:style-name="Standard"><text:s text:c="4"/>return len(boxes+other_boxes),boxes+other_boxes</text:p>
      <text:p text:style-name="Standard"/>
      <text:p text:style-name="Standard">W= [0.36,0.45,0.91,0.62,0.53,0.05,0.82,0.35]</text:p>
      <text:p text:style-name="Standard">print(make_min_boxes(W))</text:p>
      <text:p text:style-name="Standard"/>
      <text:p text:style-name="P1">#############<text:span text:style-name="T5">##########</text:span> Complexity ########################</text:p>
      <text:p text:style-name="Standard">Complexity in worst case= O(n(n^2+n)/2) or O(n^2) approx.</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1-17T17:41:09.183401067</meta:creation-date>
    <dc:date>2020-11-17T17:48:49.941305744</dc:date>
    <meta:editing-duration>PT7M33S</meta:editing-duration>
    <meta:editing-cycles>15</meta:editing-cycles>
    <meta:generator>LibreOffice/6.4.2.2$Linux_X86_64 LibreOffice_project/40$Build-2</meta:generator>
    <meta:document-statistic meta:table-count="0" meta:image-count="0" meta:object-count="0" meta:page-count="4" meta:paragraph-count="123" meta:word-count="863" meta:character-count="6349" meta:non-whitespace-character-count="5039"/>
  </office:meta>
</office:document-meta>
</file>